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2.205cm" style:rel-column-width="11466*"/>
    </style:style>
    <style:style style:name="Tabelle1.B" style:family="table-column">
      <style:table-column-properties style:column-width="8.456cm" style:rel-column-width="43977*"/>
    </style:style>
    <style:style style:name="Tabelle1.C" style:family="table-column">
      <style:table-column-properties style:column-width="1.94cm" style:rel-column-width="10092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099cm" style:rel-column-width="16117*"/>
    </style:style>
    <style:style style:name="Tabelle2.B" style:family="table-column">
      <style:table-column-properties style:column-width="9.502cm" style:rel-column-width="49418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Tabelle2.B5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18b7f9" style:font-style-asian="normal" style:font-style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b502" style:font-weight-asian="bold" style:font-weight-complex="bold"/>
    </style:style>
    <style:style style:name="P7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officeooo:paragraph-rsid="0018b7f9" style:font-size-asian="10pt" style:font-style-asian="normal" style:font-size-complex="10pt" style:font-style-complex="normal"/>
    </style:style>
    <style:style style:name="P12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size="10pt" fo:font-style="normal" fo:font-weight="bold" officeooo:paragraph-rsid="00252c20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0pt" officeooo:rsid="001a8e75" officeooo:paragraph-rsid="0014374e" style:font-size-asian="8.75pt" style:font-size-complex="10pt"/>
    </style:style>
    <style:style style:name="P15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fo:font-size="9pt" officeooo:paragraph-rsid="00237ec3" style:font-size-asian="9pt" style:font-size-complex="9pt"/>
    </style:style>
    <style:style style:name="P18" style:family="paragraph" style:parent-style-name="Standard">
      <style:text-properties officeooo:paragraph-rsid="001aaee8"/>
    </style:style>
    <style:style style:name="P19" style:family="paragraph" style:parent-style-name="Standard">
      <style:text-properties fo:font-size="8pt" officeooo:rsid="001b80c7" officeooo:paragraph-rsid="001b80c7" style:font-size-asian="8pt" style:font-size-complex="8pt"/>
    </style:style>
    <style:style style:name="P20" style:family="paragraph" style:parent-style-name="Standard">
      <style:text-properties officeooo:paragraph-rsid="001f3050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3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_20_ohne_20_Leerzeile">
      <style:text-properties fo:font-size="10pt" style:font-size-asian="10pt" style:font-size-complex="10pt"/>
    </style:style>
    <style:style style:name="P27" style:family="paragraph" style:parent-style-name="Standard_20_ohne_20_Leerzeile">
      <style:text-properties fo:font-size="10pt" fo:font-style="normal" officeooo:paragraph-rsid="00252c20" style:font-size-asian="10pt" style:font-style-asian="normal" style:font-size-complex="10pt" style:font-style-complex="normal"/>
    </style:style>
    <style:style style:name="P28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29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text-properties fo:font-size="10pt" fo:font-style="normal" officeooo:paragraph-rsid="0018b7f9" style:font-size-asian="10pt" style:font-style-asian="normal" style:font-size-complex="10pt" style:font-style-complex="normal"/>
    </style:style>
    <style:style style:name="P31" style:family="paragraph" style:parent-style-name="Standard_20_ohne_20_Leerzeile">
      <style:text-properties style:font-name="Arial1" fo:font-size="10pt" fo:font-style="normal" officeooo:rsid="00252c20" officeooo:paragraph-rsid="00252c20" style:font-size-asian="10pt" style:font-style-asian="normal" style:font-size-complex="10pt" style:font-style-complex="normal"/>
    </style:style>
    <style:style style:name="P3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3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35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3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3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3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9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40" style:family="paragraph">
      <style:paragraph-properties fo:text-align="start"/>
      <style:text-properties style:text-line-through-style="none" style:text-line-through-type="none" style:font-name="Arial4" fo:font-size="9pt" fo:font-style="normal" style:text-underline-style="none"/>
    </style:style>
    <style:style style:name="P41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42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officeooo:rsid="00252c2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2c20" style:font-weight-asian="normal" style:font-weight-complex="normal"/>
    </style:style>
    <style:style style:name="T5" style:family="text">
      <style:text-properties officeooo:rsid="001bc48c"/>
    </style:style>
    <style:style style:name="T6" style:family="text">
      <style:text-properties officeooo:rsid="0022b035"/>
    </style:style>
    <style:style style:name="T7" style:family="text">
      <style:text-properties officeooo:rsid="00252c20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cert_number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ccoun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1" draw:style-name="gr5" draw:text-style-name="P37" svg:width="4.56cm" svg:height="1.959cm" svg:x="15.401cm" svg:y="22.5cm" draw:control="control28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3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33" svg:width="7.938cm" svg:height="0.451cm" draw:control="control2"/></text:p></draw:text-box></draw:frame><draw:frame draw:style-name="fr3" draw:name="Grafik2" text:anchor-type="paragraph" svg:x="13.4cm" svg:y="0.086cm" svg:width="3.821cm" svg:height="3.62cm" draw:z-index="29"><draw:image xlink:href="../../../../../../../../../../../home/stefan/Schreibtisch/wsv.jpg" xlink:type="simple" xlink:show="embed" xlink:actuate="onLoad"/></draw:frame><draw:control text:anchor-type="paragraph" draw:z-index="3" draw:style-name="gr2" draw:text-style-name="P3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6"><draw:text-box fo:min-height="20.001cm"><text:p text:style-name="Kleine_20_Texte"><draw:control text:anchor-type="as-char" svg:y="0.799cm" draw:z-index="7" draw:style-name="gr4" draw:text-style-name="P32" svg:width="4.5cm" svg:height="1.232cm" draw:control="control29"/></text:p><text:p text:style-name="P20"><draw:control text:anchor-type="as-char" svg:y="-0.009cm" draw:z-index="32" draw:style-name="gr4" draw:text-style-name="P37" svg:width="4.5cm" svg:height="0.451cm" draw:control="control30"/></text:p><text:p text:style-name="Standard"><draw:control text:anchor-type="as-char" svg:y="-0.009cm" draw:z-index="8" draw:style-name="gr4" draw:text-style-name="P37" svg:width="4.5cm" svg:height="0.451cm" draw:control="control6"/></text:p><text:p text:style-name="Standard"><draw:control text:anchor-type="as-char" svg:y="-0.009cm" draw:z-index="9" draw:style-name="gr4" draw:text-style-name="P37" svg:width="4.5cm" svg:height="0.451cm" draw:control="control7"/></text:p><text:p text:style-name="Standard"/><text:p text:style-name="Standard"/><text:p text:style-name="P2"><text:s/>Mein Zeichen</text:p><text:p text:style-name="P5"><draw:control text:anchor-type="as-char" svg:y="-0.009cm" draw:z-index="10" draw:style-name="gr4" draw:text-style-name="P37" svg:width="4.5cm" svg:height="0.451cm" draw:control="control8"/></text:p><text:p text:style-name="P6"><draw:control text:anchor-type="as-char" svg:y="-0.009cm" draw:z-index="30" draw:style-name="gr4" draw:text-style-name="P37" svg:width="4.5cm" svg:height="0.451cm" draw:control="control27"/></text:p><text:p text:style-name="P5"/><text:p text:style-name="P5"><draw:control text:anchor-type="as-char" svg:y="-0.009cm" draw:z-index="11" draw:style-name="gr4" draw:text-style-name="P37" svg:width="4.5cm" svg:height="0.451cm" draw:control="control9"/></text:p><text:p text:style-name="P5"/><text:p text:style-name="P5"/><text:p text:style-name="P5"><draw:control text:anchor-type="as-char" svg:y="-0.009cm" draw:z-index="12" draw:style-name="gr4" draw:text-style-name="P32" svg:width="4.5cm" svg:height="0.451cm" draw:control="control10"/></text:p><text:p text:style-name="Kleine_20_Texte"><text:s/>Telefon<text:tab/><draw:control text:anchor-type="as-char" draw:z-index="13" draw:style-name="gr1" draw:text-style-name="P38" svg:width="3.241cm" svg:height="0.451cm" draw:control="control11"/></text:p><text:p text:style-name="Kleine_20_Texte"><text:s/>Telefax<text:tab/><draw:control text:anchor-type="as-char" draw:z-index="14" draw:style-name="gr1" draw:text-style-name="P38" svg:width="3.241cm" svg:height="0.451cm" draw:control="control12"/></text:p><text:p text:style-name="Standard"><draw:control text:anchor-type="as-char" svg:y="0.071cm" draw:z-index="15" draw:style-name="gr4" draw:text-style-name="P37" svg:width="4.5cm" svg:height="0.9cm" draw:control="control13"/></text:p><text:p text:style-name="Standard"/><text:p text:style-name="Standard"/><text:p text:style-name="Kleine_20_Texte"><text:s/>Zentrale<text:tab/><draw:control text:anchor-type="as-char" draw:z-index="16" draw:style-name="gr1" draw:text-style-name="P38" svg:width="3.241cm" svg:height="0.451cm" draw:control="control14"/></text:p><text:p text:style-name="Kleine_20_Texte"><text:s/>Telefax<text:tab/><draw:control text:anchor-type="as-char" draw:z-index="17" draw:style-name="gr1" draw:text-style-name="P38" svg:width="3.241cm" svg:height="0.451cm" draw:control="control15"/><text:tab/></text:p><text:p text:style-name="Standard"><draw:control text:anchor-type="as-char" svg:y="-0.009cm" draw:z-index="18" draw:style-name="gr4" draw:text-style-name="P37" svg:width="4.5cm" svg:height="0.451cm" draw:control="control16"/></text:p><text:p text:style-name="Standard"><draw:control text:anchor-type="as-char" svg:y="0.071cm" draw:z-index="19" draw:style-name="gr4" draw:text-style-name="P37" svg:width="4.5cm" svg:height="0.9cm" draw:control="control17"/></text:p><text:p text:style-name="P14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control text:anchor-type="char" draw:z-index="4" draw:style-name="gr3" draw:text-style-name="P35" svg:width="12.002cm" svg:height="0.701cm" svg:x="-0.088cm" svg:y="0.649cm" draw:control="control4"/></text:p>
      <text:p text:style-name="P28"/>
      <text:p text:style-name="P26">für beantragte Amtshandlungen im Zusammenhang mit der Ausstellung </text:p>
      <text:p text:style-name="P29"/>
      <text:p text:style-name="P27">für beantrag<text:span text:style-name="T5">t</text:span>e A<text:span text:style-name="T6">m</text:span>tshandlungen im Zusammenhang mit der Ausstellung <text:span text:style-name="T1">von </text:span><text:span text:style-name="T2">ADN-Bescheinigungen werden auf Grundlage der Gefahrgutkostenverordnung</text:span></text:p>
      <text:p text:style-name="P31">(GGKostV) vom 07. März 2013 (BGBl. I Seite 466) in der zur Zeit geltenden</text:p>
      <text:p text:style-name="P31">Fassung nachfolgend aufgeführte Kosten erhoben.</text:p>
      <text:p text:style-name="P3"/>
      <text:p text:style-name="P13">I . Gebühren lt. Gebührenverzeichnis <text:span text:style-name="T3">(</text:span><text:span text:style-name="T4">GGKostV Anlage1, IV. Teil, 1. Abschnitt</text:span><text:span text:style-name="T3">) 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>Lfd. Nr.</text:p>
          </table:table-cell>
          <table:table-cell table:style-name="Tabelle1.A1" office:value-type="string">
            <text:p text:style-name="P21">Gegenstand</text:p>
          </table:table-cell>
          <table:table-cell table:style-name="Tabelle1.A1" office:value-type="string">
            <text:p text:style-name="P22">Gebühr </text:p>
          </table:table-cell>
        </table:table-row>
        <table:table-row>
          <table:table-cell table:style-name="Tabelle1.A1" office:value-type="string">
            <text:p text:style-name="P21"><draw:control text:anchor-type="as-char" svg:y="-0.004cm" draw:z-index="25" draw:style-name="gr4" draw:text-style-name="P40" svg:width="2.001cm" svg:height="0.5cm" draw:control="control23"/></text:p>
          </table:table-cell>
          <table:table-cell table:style-name="Tabelle1.A1" office:value-type="string">
            <text:p text:style-name="P16"><draw:control text:anchor-type="as-char" draw:z-index="26" draw:style-name="gr1" draw:text-style-name="P39" svg:width="8.933cm" svg:height="0.5cm" draw:control="control24"/></text:p>
          </table:table-cell>
          <table:table-cell table:style-name="Tabelle1.A1" office:value-type="string">
            <text:p text:style-name="P16"><draw:control text:anchor-type="as-char" draw:z-index="27" draw:style-name="gr1" draw:text-style-name="P41" svg:width="1.717cm" svg:height="0.5cm" draw:control="control25"/></text:p>
          </table:table-cell>
        </table:table-row>
        <table:table-row>
          <table:table-cell table:style-name="Tabelle1.A3" table:number-columns-spanned="2" office:value-type="string">
            <text:p text:style-name="P25">Somit sind insgesamt zu zahlen:</text:p>
          </table:table-cell>
          <table:covered-table-cell/>
          <table:table-cell table:style-name="Tabelle1.A1" office:value-type="string">
            <text:p text:style-name="P16"><draw:control text:anchor-type="as-char" draw:z-index="28" draw:style-name="gr1" draw:text-style-name="P42" svg:width="1.717cm" svg:height="0.5cm" draw:control="control26"/></text:p>
          </table:table-cell>
        </table:table-row>
      </table:table>
      <text:p text:style-name="P7"/>
      <text:p text:style-name="P9">Die Kosten sind <text:s/>auf das folgende Konto einzuzahlen:</text:p>
      <text:p text:style-name="P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1">Fälligkeitsdatum</text:p>
          </table:table-cell>
          <table:table-cell table:style-name="Tabelle2.B1" office:value-type="string">
            <text:p text:style-name="P21"><draw:control text:anchor-type="as-char" draw:z-index="20" draw:style-name="gr1" draw:text-style-name="P39" svg:width="9.501cm" svg:height="0.502cm" draw:control="control18"/></text:p>
          </table:table-cell>
        </table:table-row>
        <table:table-row>
          <table:table-cell table:style-name="Tabelle2.A2" office:value-type="string">
            <text:p text:style-name="P21">Verwendungszweck</text:p>
          </table:table-cell>
          <table:table-cell table:style-name="Tabelle2.B2" office:value-type="string">
            <text:p text:style-name="P21"><draw:control text:anchor-type="as-char" draw:z-index="21" draw:style-name="gr1" draw:text-style-name="P39" svg:width="9.501cm" svg:height="0.5cm" draw:control="control19"/></text:p>
          </table:table-cell>
        </table:table-row>
        <table:table-row>
          <table:table-cell table:style-name="Tabelle2.A1" office:value-type="string">
            <text:p text:style-name="P21">IBAN</text:p>
          </table:table-cell>
          <table:table-cell table:style-name="Tabelle2.B3" office:value-type="string">
            <text:p text:style-name="P21"><draw:control text:anchor-type="as-char" draw:z-index="22" draw:style-name="gr1" draw:text-style-name="P39" svg:width="9.501cm" svg:height="0.5cm" draw:control="control20"/></text:p>
          </table:table-cell>
        </table:table-row>
        <table:table-row>
          <table:table-cell table:style-name="Tabelle2.A1" office:value-type="string">
            <text:p text:style-name="P23">BIC</text:p>
          </table:table-cell>
          <table:table-cell table:style-name="Tabelle2.B4" office:value-type="string">
            <text:p text:style-name="P21"><draw:control text:anchor-type="as-char" draw:z-index="23" draw:style-name="gr1" draw:text-style-name="P39" svg:width="9.501cm" svg:height="0.5cm" draw:control="control21"/></text:p>
          </table:table-cell>
        </table:table-row>
        <table:table-row>
          <table:table-cell table:style-name="Tabelle2.A1" office:value-type="string">
            <text:p text:style-name="P23"/>
          </table:table-cell>
          <table:table-cell table:style-name="Tabelle2.B5" office:value-type="string">
            <text:p text:style-name="P17"><draw:control text:anchor-type="as-char" draw:z-index="33" draw:style-name="gr1" draw:text-style-name="P39" svg:width="9.501cm" svg:height="0.5cm" draw:control="control31"/></text:p>
          </table:table-cell>
        </table:table-row>
      </table:table>
      <text:p text:style-name="P8"/>
      <text:p text:style-name="P9">Bitte benutzen Sie den beigefügten Zahlschein. Sollten Sie einen anderen </text:p>
      <text:p text:style-name="P9">Überweisungsträger verwenden oder die Kosten per „Online-Banking“ überweisen, geben Sie bitte unbedingt d<text:span text:style-name="T7">en obigen Verwendungszweck an</text:span>, da </text:p>
      <text:p text:style-name="P9">ansonsten Ihre Zahlung nicht verbucht werden kann und vermeidbare </text:p>
      <text:p text:style-name="P9">Mahnungen die Folge wären. </text:p>
      <text:p text:style-name="P9"/>
      <text:p text:style-name="P12">Rechtsbehelfsbelehrung:</text:p>
      <text:p text:style-name="P15"><draw:control text:anchor-type="char" draw:z-index="24" draw:style-name="gr3" draw:text-style-name="P35" svg:width="12.496cm" svg:height="2.401cm" svg:x="-0.088cm" svg:y="0cm" draw:control="control22"/></text:p>
      <text:p text:style-name="P7"/>
      <text:p text:style-name="P10"/>
      <text:p text:style-name="P10"/>
      <text:p text:style-name="P10"/>
      <text:p text:style-name="P10"/>
      <text:p text:style-name="P10"/>
      <text:p text:style-name="P10">Mit freundlichen Grüßen</text:p>
      <text:p text:style-name="P11">Im Auftrag</text:p>
      <text:p text:style-name="P11"/>
      <text:p text:style-name="P11"/>
      <text:p text:style-name="P4"><draw:control text:anchor-type="as-char" draw:z-index="5" draw:style-name="gr1" draw:text-style-name="P36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01cm" style:type="center"/>
          <style:tab-stop style:position="12.601cm" style:type="right"/>
        </style:tab-stops>
      </style:paragraph-properties>
    </style:style>
    <style:style style:name="Frame" style:family="graphic">
      <style:graphic-properties text:anchor-type="paragraph" svg:x="0cm" svg:y="0cm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6:47:00.513897699</dc:date>
    <dc:creator>Stefan Meyer</dc:creator>
    <meta:editing-duration>PT22H56M</meta:editing-duration>
    <meta:editing-cycles>126</meta:editing-cycles>
    <meta:document-statistic meta:table-count="2" meta:image-count="1" meta:object-count="0" meta:page-count="1" meta:paragraph-count="50" meta:word-count="130" meta:character-count="977" meta:non-whitespace-character-count="856"/>
  </office:meta>
</office:document-meta>
</file>